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usr/bin/python3.6 /snap/pycharm-community/236/plugins/python-ce/helpers/pydev/pydevd.py --multiproc --qt-support=auto --client 127.0.0.1 --port 44027 --file /home/jtmoon/PPO_continuous/PPO_porting_code.py</text:p>
      <text:p text:style-name="P1">Connected to pydev debugger (build 211.6693.115)</text:p>
      <text:p text:style-name="P1">Pytorch version:[1.8.1+cu111].</text:p>
      <text:p text:style-name="P1">device:[cpu].</text:p>
      <text:p text:style-name="P1">argv[0]=</text:p>
      <text:p text:style-name="P1">startThreads creating 1 threads.</text:p>
      <text:p text:style-name="P1">starting thread 0</text:p>
      <text:p text:style-name="P1">started thread 0 </text:p>
      <text:p text:style-name="P1">argc=3</text:p>
      <text:p text:style-name="P1">argv[0] = --unused</text:p>
      <text:p text:style-name="P1">argv[1] = </text:p>
      <text:p text:style-name="P1">argv[2] = --start_demo_name=Physics Server</text:p>
      <text:p text:style-name="P1">ExampleBrowserThreadFunc started</text:p>
      <text:p text:style-name="P1">X11 functions dynamically loaded using dlopen/dlsym OK!</text:p>
      <text:p text:style-name="P1">X11 functions dynamically loaded using dlopen/dlsym OK!</text:p>
      <text:p text:style-name="P1">Creating context</text:p>
      <text:p text:style-name="P1">Created GL 3.3 context</text:p>
      <text:p text:style-name="P1">Direct GLX rendering context obtained</text:p>
      <text:p text:style-name="P1">Making context current</text:p>
      <text:p text:style-name="P1">GL_VENDOR=Intel Open Source Technology Center</text:p>
      <text:p text:style-name="P1">GL_RENDERER=Mesa DRI Intel(R) UHD Graphics (CML GT2)</text:p>
      <text:p text:style-name="P1">GL_VERSION=4.6 (Core Profile) Mesa 20.0.8</text:p>
      <text:p text:style-name="P1">GL_SHADING_LANGUAGE_VERSION=4.60</text:p>
      <text:p text:style-name="P1">pthread_getconcurrency()=0</text:p>
      <text:p text:style-name="P1">Version = 4.6 (Core Profile) Mesa 20.0.8</text:p>
      <text:p text:style-name="P1">Vendor = Intel Open Source Technology Center</text:p>
      <text:p text:style-name="P1">Renderer = Mesa DRI Intel(R) UHD Graphics (CML GT2)</text:p>
      <text:p text:style-name="P1">pybullet build time: Apr <text:s/>6 2021 03:39:28</text:p>
      <text:p text:style-name="P1">/home/jtmoon/.local/lib/python3.6/site-packages/gym/logger.py:30: UserWarning: WARN: Box bound precision lowered by casting to float32</text:p>
      <text:p text:style-name="P1"><text:s text:c="2"/>warnings.warn(colorize('%s: %s'%('WARN', msg % args), 'yellow'))</text:p>
      <text:p text:style-name="P1">b3Printf: Selected demo: Physics Server</text:p>
      <text:p text:style-name="P1">startThreads creating 1 threads.</text:p>
      <text:p text:style-name="P1">starting thread 0</text:p>
      <text:p text:style-name="P1">started thread 0 </text:p>
      <text:p text:style-name="P1">MotionThreadFunc thread started</text:p>
      <text:p text:style-name="P1">ven = Intel Open Source Technology Center</text:p>
      <text:p text:style-name="P1">Workaround for some crash in the Intel OpenGL driver on Linux/Ubuntu</text:p>
      <text:p text:style-name="P1">ven = Intel Open Source Technology Center</text:p>
      <text:p text:style-name="P1">Workaround for some crash in the Intel OpenGL driver on Linux/Ubuntu</text:p>
      <text:p text:style-name="P1">argv[0]=</text:p>
      <text:p text:style-name="P1">argv[0]=</text:p>
      <text:p text:style-name="P1">[1/1000]</text:p>
      <text:p text:style-name="P1">[Eval. start] step:[1/1000][0.0%] #step:[5.0e+03] time:[00:00:20] ram:[38.5%].</text:p>
      <text:p text:style-name="P1">[Evaluate] ep_ret:[514.9988] ep_len:[1000]</text:p>
      <text:p text:style-name="P1"><text:soft-page-break/>[10/1000]</text:p>
      <text:p text:style-name="P1">[Eval. start] step:[10/1000][0.9%] #step:[5.0e+04] time:[00:04:14] ram:[39.1%].</text:p>
      <text:p text:style-name="P1">[Evaluate] ep_ret:[705.8168] ep_len:[1000]</text:p>
      <text:p text:style-name="P1">[20/1000]</text:p>
      <text:p text:style-name="P1">[Eval. start] step:[20/1000][1.9%] #step:[1.0e+05] time:[00:07:54] ram:[38.9%].</text:p>
      <text:p text:style-name="P1">[Evaluate] ep_ret:[733.4966] ep_len:[1000]</text:p>
      <text:p text:style-name="P1">[30/1000]</text:p>
      <text:p text:style-name="P1">[Eval. start] step:[30/1000][2.9%] #step:[1.5e+05] time:[00:11:42] ram:[38.6%].</text:p>
      <text:p text:style-name="P1">[Evaluate] ep_ret:[765.7786] ep_len:[1000]</text:p>
      <text:p text:style-name="P1">[40/1000]</text:p>
      <text:p text:style-name="P1">[Eval. start] step:[40/1000][3.9%] #step:[2.0e+05] time:[00:15:52] ram:[38.5%].</text:p>
      <text:p text:style-name="P1">[Evaluate] ep_ret:[805.7467] ep_len:[1000]</text:p>
      <text:p text:style-name="P1">[50/1000]</text:p>
      <text:p text:style-name="P1">[Eval. start] step:[50/1000][4.9%] #step:[2.5e+05] time:[00:19:53] ram:[38.6%].</text:p>
      <text:p text:style-name="P1">[Evaluate] ep_ret:[819.1981] ep_len:[1000]</text:p>
      <text:p text:style-name="P1">[60/1000]</text:p>
      <text:p text:style-name="P1">[Eval. start] step:[60/1000][5.9%] #step:[3.0e+05] time:[00:23:51] ram:[38.6%].</text:p>
      <text:p text:style-name="P1">[Evaluate] ep_ret:[804.1285] ep_len:[1000]</text:p>
      <text:p text:style-name="P1">[70/1000]</text:p>
      <text:p text:style-name="P1">[Eval. start] step:[70/1000][6.9%] #step:[3.5e+05] time:[00:28:08] ram:[38.6%].</text:p>
      <text:p text:style-name="P1">[Evaluate] ep_ret:[828.6305] ep_len:[1000]</text:p>
      <text:p text:style-name="P1">[80/1000]</text:p>
      <text:p text:style-name="P1">[Eval. start] step:[80/1000][7.9%] #step:[4.0e+05] time:[00:32:51] ram:[40.3%].</text:p>
      <text:p text:style-name="P1">[Evaluate] ep_ret:[528.1781] ep_len:[1000]</text:p>
      <text:p text:style-name="P1">[90/1000]</text:p>
      <text:p text:style-name="P1">[Eval. start] step:[90/1000][8.9%] #step:[4.5e+05] time:[00:37:27] ram:[40.7%].</text:p>
      <text:p text:style-name="P1">[Evaluate] ep_ret:[794.4887] ep_len:[1000]</text:p>
      <text:p text:style-name="P1">[100/1000]</text:p>
      <text:p text:style-name="P1">[Eval. start] step:[100/1000][9.9%] #step:[5.0e+05] time:[00:41:03] ram:[40.3%].</text:p>
      <text:p text:style-name="P1">[Evaluate] ep_ret:[846.2472] ep_len:[1000]</text:p>
      <text:p text:style-name="P1">[110/1000]</text:p>
      <text:p text:style-name="P1">[Eval. start] step:[110/1000][10.9%] #step:[5.5e+05] time:[00:43:55] ram:[40.3%].</text:p>
      <text:p text:style-name="P1">[Evaluate] ep_ret:[644.7309] ep_len:[1000]</text:p>
      <text:p text:style-name="P1">[120/1000]</text:p>
      <text:p text:style-name="P1">[Eval. start] step:[120/1000][11.9%] #step:[6.0e+05] time:[00:47:02] ram:[40.2%].</text:p>
      <text:p text:style-name="P1">[Evaluate] ep_ret:[938.5564] ep_len:[1000]</text:p>
      <text:p text:style-name="P1">[130/1000]</text:p>
      <text:p text:style-name="P1">[Eval. start] step:[130/1000][12.9%] #step:[6.5e+05] time:[00:50:00] ram:[40.3%].</text:p>
      <text:p text:style-name="P1">[Evaluate] ep_ret:[889.0400] ep_len:[1000]</text:p>
      <text:p text:style-name="P1">[140/1000]</text:p>
      <text:p text:style-name="P1">[Eval. start] step:[140/1000][13.9%] #step:[7.0e+05] time:[00:52:56] ram:[40.2%].</text:p>
      <text:p text:style-name="P1">[Evaluate] ep_ret:[950.7581] ep_len:[1000]</text:p>
      <text:p text:style-name="P1">[150/1000]</text:p>
      <text:p text:style-name="P1">[Eval. start] step:[150/1000][14.9%] #step:[7.5e+05] time:[00:55:39] ram:[40.2%].</text:p>
      <text:p text:style-name="P1">[Evaluate] ep_ret:[920.9662] ep_len:[1000]</text:p>
      <text:p text:style-name="P1">[160/1000]</text:p>
      <text:p text:style-name="P1">[Eval. start] step:[160/1000][15.9%] #step:[8.0e+05] time:[00:58:18] ram:[40.2%].</text:p>
      <text:p text:style-name="P1">[Evaluate] ep_ret:[841.9981] ep_len:[1000]</text:p>
      <text:p text:style-name="P1"><text:soft-page-break/>[170/1000]</text:p>
      <text:p text:style-name="P1">[Eval. start] step:[170/1000][16.9%] #step:[8.5e+05] time:[01:01:19] ram:[40.3%].</text:p>
      <text:p text:style-name="P1">[Evaluate] ep_ret:[863.6525] ep_len:[1000]</text:p>
      <text:p text:style-name="P1">[180/1000]</text:p>
      <text:p text:style-name="P1">[Eval. start] step:[180/1000][17.9%] #step:[9.0e+05] time:[01:04:15] ram:[40.2%].</text:p>
      <text:p text:style-name="P1">[Evaluate] ep_ret:[898.9091] ep_len:[1000]</text:p>
      <text:p text:style-name="P1">[190/1000]</text:p>
      <text:p text:style-name="P1">[Eval. start] step:[190/1000][18.9%] #step:[9.5e+05] time:[01:07:12] ram:[40.2%].</text:p>
      <text:p text:style-name="P1">[Evaluate] ep_ret:[818.7196] ep_len:[1000]</text:p>
      <text:p text:style-name="P1">[200/1000]</text:p>
      <text:p text:style-name="P1">[Eval. start] step:[200/1000][19.9%] #step:[1.0e+06] time:[01:10:04] ram:[40.3%].</text:p>
      <text:p text:style-name="P1">[Evaluate] ep_ret:[791.5766] ep_len:[1000]</text:p>
      <text:p text:style-name="P1">[210/1000]</text:p>
      <text:p text:style-name="P1">[Eval. start] step:[210/1000][20.9%] #step:[1.0e+06] time:[01:12:58] ram:[40.3%].</text:p>
      <text:p text:style-name="P1">[Evaluate] ep_ret:[854.6567] ep_len:[1000]</text:p>
      <text:p text:style-name="P1">[220/1000]</text:p>
      <text:p text:style-name="P1">[Eval. start] step:[220/1000][21.9%] #step:[1.1e+06] time:[01:16:03] ram:[40.5%].</text:p>
      <text:p text:style-name="P1">[Evaluate] ep_ret:[933.5027] ep_len:[1000]</text:p>
      <text:p text:style-name="P1">[230/1000]</text:p>
      <text:p text:style-name="P1">[Eval. start] step:[230/1000][22.9%] #step:[1.2e+06] time:[01:19:09] ram:[40.4%].</text:p>
      <text:p text:style-name="P1">[Evaluate] ep_ret:[964.9166] ep_len:[1000]</text:p>
      <text:p text:style-name="P1">[240/1000]</text:p>
      <text:p text:style-name="P1">[Eval. start] step:[240/1000][23.9%] #step:[1.2e+06] time:[01:21:56] ram:[40.3%].</text:p>
      <text:p text:style-name="P1">[Evaluate] ep_ret:[761.2889] ep_len:[1000]</text:p>
      <text:p text:style-name="P1">[250/1000]</text:p>
      <text:p text:style-name="P1">[Eval. start] step:[250/1000][24.9%] #step:[1.2e+06] time:[01:24:39] ram:[40.2%].</text:p>
      <text:p text:style-name="P1">[Evaluate] ep_ret:[648.9654] ep_len:[1000]</text:p>
      <text:p text:style-name="P1">[260/1000]</text:p>
      <text:p text:style-name="P1">[Eval. start] step:[260/1000][25.9%] #step:[1.3e+06] time:[01:27:19] ram:[40.2%].</text:p>
      <text:p text:style-name="P1">[Evaluate] ep_ret:[827.3520] ep_len:[1000]</text:p>
      <text:p text:style-name="P1">[270/1000]</text:p>
      <text:p text:style-name="P1">[Eval. start] step:[270/1000][26.9%] #step:[1.4e+06] time:[01:30:02] ram:[40.5%].</text:p>
      <text:p text:style-name="P1">[Evaluate] ep_ret:[778.3162] ep_len:[1000]</text:p>
      <text:p text:style-name="P1">[280/1000]</text:p>
      <text:p text:style-name="P1">[Eval. start] step:[280/1000][27.9%] #step:[1.4e+06] time:[01:33:01] ram:[40.2%].</text:p>
      <text:p text:style-name="P1">[Evaluate] ep_ret:[789.7226] ep_len:[1000]</text:p>
      <text:p text:style-name="P1">[290/1000]</text:p>
      <text:p text:style-name="P1">[Eval. start] step:[290/1000][28.9%] #step:[1.4e+06] time:[01:35:42] ram:[40.3%].</text:p>
      <text:p text:style-name="P1">[Evaluate] ep_ret:[740.5415] ep_len:[1000]</text:p>
      <text:p text:style-name="P1">[300/1000]</text:p>
      <text:p text:style-name="P1">[Eval. start] step:[300/1000][29.9%] #step:[1.5e+06] time:[01:38:23] ram:[40.5%].</text:p>
      <text:p text:style-name="P1">[Evaluate] ep_ret:[785.4256] ep_len:[1000]</text:p>
      <text:p text:style-name="P1">[310/1000]</text:p>
      <text:p text:style-name="P1">[Eval. start] step:[310/1000][30.9%] #step:[1.6e+06] time:[01:41:02] ram:[40.5%].</text:p>
      <text:p text:style-name="P1">[Evaluate] ep_ret:[637.2677] ep_len:[1000]</text:p>
      <text:p text:style-name="P1">[320/1000]</text:p>
      <text:p text:style-name="P1">[Eval. start] step:[320/1000][31.9%] #step:[1.6e+06] time:[01:43:42] ram:[40.4%].</text:p>
      <text:p text:style-name="P1">[Evaluate] ep_ret:[661.1248] ep_len:[1000]</text:p>
      <text:p text:style-name="P1"><text:soft-page-break/>[330/1000]</text:p>
      <text:p text:style-name="P1">[Eval. start] step:[330/1000][32.9%] #step:[1.6e+06] time:[01:46:24] ram:[40.3%].</text:p>
      <text:p text:style-name="P1">[Evaluate] ep_ret:[588.3564] ep_len:[1000]</text:p>
      <text:p text:style-name="P1">[340/1000]</text:p>
      <text:p text:style-name="P1">[Eval. start] step:[340/1000][33.9%] #step:[1.7e+06] time:[01:48:45] ram:[40.3%].</text:p>
      <text:p text:style-name="P1">[Evaluate] ep_ret:[603.4207] ep_len:[1000]</text:p>
      <text:p text:style-name="P1">[350/1000]</text:p>
      <text:p text:style-name="P1">[Eval. start] step:[350/1000][34.9%] #step:[1.8e+06] time:[01:51:06] ram:[40.3%].</text:p>
      <text:p text:style-name="P1">[Evaluate] ep_ret:[604.0937] ep_len:[1000]</text:p>
      <text:p text:style-name="P1">[360/1000]</text:p>
      <text:p text:style-name="P1">[Eval. start] step:[360/1000][35.9%] #step:[1.8e+06] time:[01:53:28] ram:[40.3%].</text:p>
      <text:p text:style-name="P1">[Evaluate] ep_ret:[660.6668] ep_len:[1000]</text:p>
      <text:p text:style-name="P1">[370/1000]</text:p>
      <text:p text:style-name="P1">[Eval. start] step:[370/1000][36.9%] #step:[1.8e+06] time:[01:55:57] ram:[40.4%].</text:p>
      <text:p text:style-name="P1">[Evaluate] ep_ret:[567.1208] ep_len:[1000]</text:p>
      <text:p text:style-name="P1">[380/1000]</text:p>
      <text:p text:style-name="P1">[Eval. start] step:[380/1000][37.9%] #step:[1.9e+06] time:[01:58:37] ram:[40.4%].</text:p>
      <text:p text:style-name="P1">[Evaluate] ep_ret:[552.8489] ep_len:[1000]</text:p>
      <text:p text:style-name="P1">[390/1000]</text:p>
      <text:p text:style-name="P1">[Eval. start] step:[390/1000][38.9%] #step:[2.0e+06] time:[02:01:15] ram:[40.4%].</text:p>
      <text:p text:style-name="P1">[Evaluate] ep_ret:[674.5433] ep_len:[1000]</text:p>
      <text:p text:style-name="P1">[400/1000]</text:p>
      <text:p text:style-name="P1">[Eval. start] step:[400/1000][39.9%] #step:[2.0e+06] time:[02:03:55] ram:[40.6%].</text:p>
      <text:p text:style-name="P1">[Evaluate] ep_ret:[700.6524] ep_len:[1000]</text:p>
      <text:p text:style-name="P1">[410/1000]</text:p>
      <text:p text:style-name="P1">[Eval. start] step:[410/1000][40.9%] #step:[2.0e+06] time:[02:06:14] ram:[40.5%].</text:p>
      <text:p text:style-name="P1">[Evaluate] ep_ret:[677.6271] ep_len:[1000]</text:p>
      <text:p text:style-name="P1">[420/1000]</text:p>
      <text:p text:style-name="P1">[Eval. start] step:[420/1000][41.9%] #step:[2.1e+06] time:[02:08:32] ram:[40.4%].</text:p>
      <text:p text:style-name="P1">[Evaluate] ep_ret:[681.4487] ep_len:[1000]</text:p>
      <text:p text:style-name="P1">[430/1000]</text:p>
      <text:p text:style-name="P1">[Eval. start] step:[430/1000][42.9%] #step:[2.2e+06] time:[02:10:51] ram:[40.5%].</text:p>
      <text:p text:style-name="P1">[Evaluate] ep_ret:[712.4609] ep_len:[1000]</text:p>
      <text:p text:style-name="P1">[440/1000]</text:p>
      <text:p text:style-name="P1">[Eval. start] step:[440/1000][43.9%] #step:[2.2e+06] time:[02:13:11] ram:[40.4%].</text:p>
      <text:p text:style-name="P1">[Evaluate] ep_ret:[642.5945] ep_len:[1000]</text:p>
      <text:p text:style-name="P1">[450/1000]</text:p>
      <text:p text:style-name="P1">[Eval. start] step:[450/1000][44.9%] #step:[2.2e+06] time:[02:15:30] ram:[40.4%].</text:p>
      <text:p text:style-name="P1">[Evaluate] ep_ret:[530.4436] ep_len:[1000]</text:p>
      <text:p text:style-name="P1">[460/1000]</text:p>
      <text:p text:style-name="P1">[Eval. start] step:[460/1000][45.9%] #step:[2.3e+06] time:[02:17:49] ram:[40.5%].</text:p>
      <text:p text:style-name="P1">[Evaluate] ep_ret:[573.9878] ep_len:[1000]</text:p>
      <text:p text:style-name="P1">[470/1000]</text:p>
      <text:p text:style-name="P1">[Eval. start] step:[470/1000][46.9%] #step:[2.4e+06] time:[02:20:09] ram:[40.5%].</text:p>
      <text:p text:style-name="P1">[Evaluate] ep_ret:[594.0373] ep_len:[1000]</text:p>
      <text:p text:style-name="P1">[480/1000]</text:p>
      <text:p text:style-name="P1">[Eval. start] step:[480/1000][47.9%] #step:[2.4e+06] time:[02:22:29] ram:[40.5%].</text:p>
      <text:p text:style-name="P1">[Evaluate] ep_ret:[623.8926] ep_len:[1000]</text:p>
      <text:p text:style-name="P1"><text:soft-page-break/>[490/1000]</text:p>
      <text:p text:style-name="P1">[Eval. start] step:[490/1000][48.9%] #step:[2.4e+06] time:[02:24:48] ram:[40.5%].</text:p>
      <text:p text:style-name="P1">[Evaluate] ep_ret:[764.0973] ep_len:[1000]</text:p>
      <text:p text:style-name="P1">[500/1000]</text:p>
      <text:p text:style-name="P1">[Eval. start] step:[500/1000][49.9%] #step:[2.5e+06] time:[02:27:08] ram:[40.5%].</text:p>
      <text:p text:style-name="P1">[Evaluate] ep_ret:[684.7466] ep_len:[1000]</text:p>
      <text:p text:style-name="P1">[510/1000]</text:p>
      <text:p text:style-name="P1">[Eval. start] step:[510/1000][50.9%] #step:[2.6e+06] time:[02:29:28] ram:[40.5%].</text:p>
      <text:p text:style-name="P1">[Evaluate] ep_ret:[819.7343] ep_len:[1000]</text:p>
      <text:p text:style-name="P1">[520/1000]</text:p>
      <text:p text:style-name="P1">[Eval. start] step:[520/1000][51.9%] #step:[2.6e+06] time:[02:31:48] ram:[40.5%].</text:p>
      <text:p text:style-name="P1">[Evaluate] ep_ret:[906.0593] ep_len:[1000]</text:p>
      <text:p text:style-name="P1">[530/1000]</text:p>
      <text:p text:style-name="P1">[Eval. start] step:[530/1000][52.9%] #step:[2.6e+06] time:[02:34:06] ram:[40.7%].</text:p>
      <text:p text:style-name="P1">[Evaluate] ep_ret:[785.0080] ep_len:[1000]</text:p>
      <text:p text:style-name="P1">[540/1000]</text:p>
      <text:p text:style-name="P1">[Eval. start] step:[540/1000][53.9%] #step:[2.7e+06] time:[02:36:25] ram:[40.6%].</text:p>
      <text:p text:style-name="P1">[Evaluate] ep_ret:[913.6709] ep_len:[1000]</text:p>
      <text:p text:style-name="P1">[550/1000]</text:p>
      <text:p text:style-name="P1">[Eval. start] step:[550/1000][54.9%] #step:[2.8e+06] time:[02:39:05] ram:[40.4%].</text:p>
      <text:p text:style-name="P1">[Evaluate] ep_ret:[874.9554] ep_len:[1000]</text:p>
      <text:p text:style-name="P1">[560/1000]</text:p>
      <text:p text:style-name="P1">[Eval. start] step:[560/1000][55.9%] #step:[2.8e+06] time:[02:41:45] ram:[40.6%].</text:p>
      <text:p text:style-name="P1">[Evaluate] ep_ret:[785.5844] ep_len:[1000]</text:p>
      <text:p text:style-name="P1">[570/1000]</text:p>
      <text:p text:style-name="P1">[Eval. start] step:[570/1000][56.9%] #step:[2.8e+06] time:[02:44:23] ram:[40.6%].</text:p>
      <text:p text:style-name="P1">[Evaluate] ep_ret:[769.3304] ep_len:[1000]</text:p>
      <text:p text:style-name="P1">[580/1000]</text:p>
      <text:p text:style-name="P1">[Eval. start] step:[580/1000][57.9%] #step:[2.9e+06] time:[02:47:02] ram:[40.5%].</text:p>
      <text:p text:style-name="P1">[Evaluate] ep_ret:[754.3179] ep_len:[1000]</text:p>
      <text:p text:style-name="P1">[590/1000]</text:p>
      <text:p text:style-name="P1">[Eval. start] step:[590/1000][58.9%] #step:[3.0e+06] time:[02:49:43] ram:[40.5%].</text:p>
      <text:p text:style-name="P1">[Evaluate] ep_ret:[788.6938] ep_len:[1000]</text:p>
      <text:p text:style-name="P1">[600/1000]</text:p>
      <text:p text:style-name="P1">[Eval. start] step:[600/1000][59.9%] #step:[3.0e+06] time:[02:52:25] ram:[40.7%].</text:p>
      <text:p text:style-name="P1">[Evaluate] ep_ret:[811.3839] ep_len:[1000]</text:p>
      <text:p text:style-name="P1">[610/1000]</text:p>
      <text:p text:style-name="P1">[Eval. start] step:[610/1000][60.9%] #step:[3.0e+06] time:[02:55:05] ram:[40.5%].</text:p>
      <text:p text:style-name="P1">[Evaluate] ep_ret:[867.8930] ep_len:[1000]</text:p>
      <text:p text:style-name="P1">[620/1000]</text:p>
      <text:p text:style-name="P1">[Eval. start] step:[620/1000][61.9%] #step:[3.1e+06] time:[02:57:46] ram:[40.5%].</text:p>
      <text:p text:style-name="P1">[Evaluate] ep_ret:[778.3437] ep_len:[1000]</text:p>
      <text:p text:style-name="P1">[630/1000]</text:p>
      <text:p text:style-name="P1">[Eval. start] step:[630/1000][62.9%] #step:[3.2e+06] time:[03:00:25] ram:[40.5%].</text:p>
      <text:p text:style-name="P1">[Evaluate] ep_ret:[817.5164] ep_len:[1000]</text:p>
      <text:p text:style-name="P1">[640/1000]</text:p>
      <text:p text:style-name="P1">[Eval. start] step:[640/1000][63.9%] #step:[3.2e+06] time:[03:03:04] ram:[40.5%].</text:p>
      <text:p text:style-name="P1">[Evaluate] ep_ret:[819.5101] ep_len:[1000]</text:p>
      <text:p text:style-name="P1"><text:soft-page-break/>[650/1000]</text:p>
      <text:p text:style-name="P1">[Eval. start] step:[650/1000][64.9%] #step:[3.2e+06] time:[03:05:42] ram:[40.6%].</text:p>
      <text:p text:style-name="P1">[Evaluate] ep_ret:[848.8835] ep_len:[1000]</text:p>
      <text:p text:style-name="P1">[660/1000]</text:p>
      <text:p text:style-name="P1">[Eval. start] step:[660/1000][65.9%] #step:[3.3e+06] time:[03:08:22] ram:[40.7%].</text:p>
      <text:p text:style-name="P1">[Evaluate] ep_ret:[851.8545] ep_len:[1000]</text:p>
      <text:p text:style-name="P1">[670/1000]</text:p>
      <text:p text:style-name="P1">[Eval. start] step:[670/1000][66.9%] #step:[3.4e+06] time:[03:11:03] ram:[40.7%].</text:p>
      <text:p text:style-name="P1">[Evaluate] ep_ret:[938.4774] ep_len:[1000]</text:p>
      <text:p text:style-name="P1">[680/1000]</text:p>
      <text:p text:style-name="P1">[Eval. start] step:[680/1000][67.9%] #step:[3.4e+06] time:[03:14:17] ram:[40.7%].</text:p>
      <text:p text:style-name="P1">[Evaluate] ep_ret:[836.3396] ep_len:[1000]</text:p>
      <text:p text:style-name="P1">[690/1000]</text:p>
      <text:p text:style-name="P1">[Eval. start] step:[690/1000][68.9%] #step:[3.4e+06] time:[03:17:02] ram:[40.6%].</text:p>
      <text:p text:style-name="P1">[Evaluate] ep_ret:[805.6716] ep_len:[1000]</text:p>
      <text:p text:style-name="P1">[700/1000]</text:p>
      <text:p text:style-name="P1">[Eval. start] step:[700/1000][69.9%] #step:[3.5e+06] time:[03:19:41] ram:[40.6%].</text:p>
      <text:p text:style-name="P1">[Evaluate] ep_ret:[789.6478] ep_len:[1000]</text:p>
      <text:p text:style-name="P1">[710/1000]</text:p>
      <text:p text:style-name="P1">[Eval. start] step:[710/1000][70.9%] #step:[3.6e+06] time:[03:22:22] ram:[40.6%].</text:p>
      <text:p text:style-name="P1">[Evaluate] ep_ret:[562.0949] ep_len:[1000]</text:p>
      <text:p text:style-name="P1">[720/1000]</text:p>
      <text:p text:style-name="P1">[Eval. start] step:[720/1000][71.9%] #step:[3.6e+06] time:[03:25:15] ram:[40.6%].</text:p>
      <text:p text:style-name="P1">[Evaluate] ep_ret:[709.5724] ep_len:[1000]</text:p>
      <text:p text:style-name="P1">[730/1000]</text:p>
      <text:p text:style-name="P1">[Eval. start] step:[730/1000][72.9%] #step:[3.6e+06] time:[03:28:07] ram:[40.6%].</text:p>
      <text:p text:style-name="P1">[Evaluate] ep_ret:[813.4599] ep_len:[1000]</text:p>
      <text:p text:style-name="P1">[740/1000]</text:p>
      <text:p text:style-name="P1">[Eval. start] step:[740/1000][73.9%] #step:[3.7e+06] time:[03:30:47] ram:[40.6%].</text:p>
      <text:p text:style-name="P1">[Evaluate] ep_ret:[805.8486] ep_len:[1000]</text:p>
      <text:p text:style-name="P1">[750/1000]</text:p>
      <text:p text:style-name="P1">[Eval. start] step:[750/1000][74.9%] #step:[3.8e+06] time:[03:33:03] ram:[40.7%].</text:p>
      <text:p text:style-name="P1">[Evaluate] ep_ret:[768.2009] ep_len:[1000]</text:p>
      <text:p text:style-name="P1">[760/1000]</text:p>
      <text:p text:style-name="P1">[Eval. start] step:[760/1000][75.9%] #step:[3.8e+06] time:[03:35:19] ram:[40.7%].</text:p>
      <text:p text:style-name="P1">[Evaluate] ep_ret:[709.5653] ep_len:[1000]</text:p>
      <text:p text:style-name="P1">[770/1000]</text:p>
      <text:p text:style-name="P1">[Eval. start] step:[770/1000][76.9%] #step:[3.8e+06] time:[03:37:36] ram:[40.9%].</text:p>
      <text:p text:style-name="P1">[Evaluate] ep_ret:[790.1214] ep_len:[1000]</text:p>
      <text:p text:style-name="P1">[780/1000]</text:p>
      <text:p text:style-name="P1">[Eval. start] step:[780/1000][77.9%] #step:[3.9e+06] time:[03:39:55] ram:[40.8%].</text:p>
      <text:p text:style-name="P1">[Evaluate] ep_ret:[782.9444] ep_len:[1000]</text:p>
      <text:p text:style-name="P1">[790/1000]</text:p>
      <text:p text:style-name="P1">[Eval. start] step:[790/1000][78.9%] #step:[4.0e+06] time:[03:42:14] ram:[40.7%].</text:p>
      <text:p text:style-name="P1">[Evaluate] ep_ret:[702.9411] ep_len:[1000]</text:p>
      <text:p text:style-name="P1">[800/1000]</text:p>
      <text:p text:style-name="P1">[Eval. start] step:[800/1000][79.9%] #step:[4.0e+06] time:[03:44:34] ram:[40.7%].</text:p>
      <text:p text:style-name="P1">[Evaluate] ep_ret:[681.5141] ep_len:[1000]</text:p>
      <text:p text:style-name="P1"><text:soft-page-break/>[810/1000]</text:p>
      <text:p text:style-name="P1">[Eval. start] step:[810/1000][80.9%] #step:[4.0e+06] time:[03:46:56] ram:[40.8%].</text:p>
      <text:p text:style-name="P1">[Evaluate] ep_ret:[725.8862] ep_len:[1000]</text:p>
      <text:p text:style-name="P1">[820/1000]</text:p>
      <text:p text:style-name="P1">[Eval. start] step:[820/1000][81.9%] #step:[4.1e+06] time:[03:49:36] ram:[40.7%].</text:p>
      <text:p text:style-name="P1">[Evaluate] ep_ret:[766.9350] ep_len:[1000]</text:p>
      <text:p text:style-name="P1">[830/1000]</text:p>
      <text:p text:style-name="P1">[Eval. start] step:[830/1000][82.9%] #step:[4.2e+06] time:[03:52:21] ram:[40.7%].</text:p>
      <text:p text:style-name="P1">[Evaluate] ep_ret:[792.3556] ep_len:[1000]</text:p>
      <text:p text:style-name="P1">[840/1000]</text:p>
      <text:p text:style-name="P1">[Eval. start] step:[840/1000][83.9%] #step:[4.2e+06] time:[03:55:04] ram:[40.7%].</text:p>
      <text:p text:style-name="P1">[Evaluate] ep_ret:[809.0034] ep_len:[1000]</text:p>
      <text:p text:style-name="P1">[850/1000]</text:p>
      <text:p text:style-name="P1">[Eval. start] step:[850/1000][84.9%] #step:[4.2e+06] time:[03:57:40] ram:[40.8%].</text:p>
      <text:p text:style-name="P1">[Evaluate] ep_ret:[956.9041] ep_len:[1000]</text:p>
      <text:p text:style-name="P1">[860/1000]</text:p>
      <text:p text:style-name="P1">[Eval. start] step:[860/1000][85.9%] #step:[4.3e+06] time:[04:00:18] ram:[40.7%].</text:p>
      <text:p text:style-name="P1">[Evaluate] ep_ret:[949.9726] ep_len:[1000]</text:p>
      <text:p text:style-name="P1">[870/1000]</text:p>
      <text:p text:style-name="P1">[Eval. start] step:[870/1000][86.9%] #step:[4.4e+06] time:[04:03:20] ram:[40.8%].</text:p>
      <text:p text:style-name="P1">[Evaluate] ep_ret:[914.2568] ep_len:[1000]</text:p>
      <text:p text:style-name="P1">[880/1000]</text:p>
      <text:p text:style-name="P1">[Eval. start] step:[880/1000][87.9%] #step:[4.4e+06] time:[04:06:27] ram:[40.8%].</text:p>
      <text:p text:style-name="P1">[Evaluate] ep_ret:[867.4839] ep_len:[1000]</text:p>
      <text:p text:style-name="P1">[890/1000]</text:p>
      <text:p text:style-name="P1">[Eval. start] step:[890/1000][88.9%] #step:[4.4e+06] time:[04:09:06] ram:[41.0%].</text:p>
      <text:p text:style-name="P1">[Evaluate] ep_ret:[968.0379] ep_len:[1000]</text:p>
      <text:p text:style-name="P1">[900/1000]</text:p>
      <text:p text:style-name="P1">[Eval. start] step:[900/1000][89.9%] #step:[4.5e+06] time:[04:11:46] ram:[40.9%].</text:p>
      <text:p text:style-name="P1">[Evaluate] ep_ret:[950.2678] ep_len:[1000]</text:p>
      <text:p text:style-name="P1">[910/1000]</text:p>
      <text:p text:style-name="P1">[Eval. start] step:[910/1000][90.9%] #step:[4.6e+06] time:[04:14:26] ram:[40.9%].</text:p>
      <text:p text:style-name="P1">[Evaluate] ep_ret:[963.1504] ep_len:[1000]</text:p>
      <text:p text:style-name="P1">[920/1000]</text:p>
      <text:p text:style-name="P1">[Eval. start] step:[920/1000][91.9%] #step:[4.6e+06] time:[04:17:06] ram:[40.4%].</text:p>
      <text:p text:style-name="P1">[Evaluate] ep_ret:[975.6131] ep_len:[1000]</text:p>
      <text:p text:style-name="P1">[930/1000]</text:p>
      <text:p text:style-name="P1">[Eval. start] step:[930/1000][92.9%] #step:[4.6e+06] time:[04:19:45] ram:[40.5%].</text:p>
      <text:p text:style-name="P1">[Evaluate] ep_ret:[974.1388] ep_len:[1000]</text:p>
      <text:p text:style-name="P1">[940/1000]</text:p>
      <text:p text:style-name="P1">[Eval. start] step:[940/1000][93.9%] #step:[4.7e+06] time:[04:22:24] ram:[40.5%].</text:p>
      <text:p text:style-name="P1">[Evaluate] ep_ret:[813.9852] ep_len:[1000]</text:p>
      <text:p text:style-name="P1">[950/1000]</text:p>
      <text:p text:style-name="P1">[Eval. start] step:[950/1000][94.9%] #step:[4.8e+06] time:[04:25:04] ram:[40.6%].</text:p>
      <text:p text:style-name="P1">[Evaluate] ep_ret:[983.6686] ep_len:[1000]</text:p>
      <text:p text:style-name="P1">[960/1000]</text:p>
      <text:p text:style-name="P1">[Eval. start] step:[960/1000][95.9%] #step:[4.8e+06] time:[04:27:43] ram:[40.5%].</text:p>
      <text:p text:style-name="P1">[Evaluate] ep_ret:[721.4595] ep_len:[1000]</text:p>
      <text:p text:style-name="P1"><text:soft-page-break/>[970/1000]</text:p>
      <text:p text:style-name="P1">[Eval. start] step:[970/1000][96.9%] #step:[4.8e+06] time:[04:30:22] ram:[40.5%].</text:p>
      <text:p text:style-name="P1">[Evaluate] ep_ret:[719.8189] ep_len:[1000]</text:p>
      <text:p text:style-name="P1">[980/1000]</text:p>
      <text:p text:style-name="P1">[Eval. start] step:[980/1000][97.9%] #step:[4.9e+06] time:[04:32:59] ram:[40.6%].</text:p>
      <text:p text:style-name="P1">[Evaluate] ep_ret:[693.0235] ep_len:[1000]</text:p>
      <text:p text:style-name="P1">[990/1000]</text:p>
      <text:p text:style-name="P1">[Eval. start] step:[990/1000][98.9%] #step:[5.0e+06] time:[04:35:42] ram:[40.7%].</text:p>
      <text:p text:style-name="P1">[Evaluate] ep_ret:[707.2042] ep_len:[1000]</text:p>
      <text:p text:style-name="P1">[1000/1000]</text:p>
      <text:p text:style-name="P1">[Eval. start] step:[1000/1000][99.9%] #step:[5.0e+06] time:[04:38:23] ram:[40.5%].</text:p>
      <text:p text:style-name="P1">[Evaluate] ep_ret:[756.6418] ep_len:[1000]</text:p>
      <text:p text:style-name="P1">Done.</text:p>
      <text:p text:style-name="P1">numActiveThreads = 0</text:p>
      <text:p text:style-name="P1">stopping threads</text:p>
      <text:p text:style-name="P1">Thread with taskId 0 exiting</text:p>
      <text:p text:style-name="P1">Thread TERMINATED</text:p>
      <text:p text:style-name="P1">destroy semaphore</text:p>
      <text:p text:style-name="P1">semaphore destroyed</text:p>
      <text:p text:style-name="P1">destroy main semaphore</text:p>
      <text:p text:style-name="P1">main semaphore destroyed</text:p>
      <text:p text:style-name="P1">finished</text:p>
      <text:p text:style-name="P1">numActiveThreads = 0</text:p>
      <text:p text:style-name="P1">btShutDownExampleBrowser stopping threads</text:p>
      <text:p text:style-name="P1">destroy semaphore</text:p>
      <text:p text:style-name="P1">semaphore destroyed</text:p>
      <text:p text:style-name="P1">Thread with taskId 0 exiting</text:p>
      <text:p text:style-name="P1">Thread TERMINATED</text:p>
      <text:p text:style-name="P1">destroy main semaphore</text:p>
      <text:p text:style-name="P1">main semaphore destroyed</text:p>
      <text:p text:style-name="P1"/>
      <text:p text:style-name="P1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0:19:18.362749110</meta:creation-date>
    <dc:date>2021-04-20T10:21:28.249781387</dc:date>
    <meta:editing-duration>PT2M10S</meta:editing-duration>
    <meta:editing-cycles>1</meta:editing-cycles>
    <meta:document-statistic meta:table-count="0" meta:image-count="0" meta:object-count="0" meta:page-count="8" meta:paragraph-count="363" meta:word-count="1262" meta:character-count="15426" meta:non-whitespace-character-count="14528"/>
    <meta:generator>LibreOffice/6.0.7.3$Linux_X86_64 LibreOffice_project/00m0$Build-3</meta:generator>
  </office:meta>
</office:document-meta>
</file>